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123" officeooo:paragraph-rsid="001cb1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es a tratar en la sesión de presentación:</text:p>
      <text:p text:style-name="P1"/>
      <text:p text:style-name="P1">- Presentación y saludos</text:p>
      <text:p text:style-name="P1">- Módulos del curso, breve descripción de cada uno</text:p>
      <text:p text:style-name="P1">- Horario: poner en la pizarra</text:p>
      <text:p text:style-name="P1">- Calendario del curso.</text:p>
      <text:p text:style-name="P1">- FCT</text:p>
      <text:p text:style-name="P1">- Erasmus</text:p>
      <text:p text:style-name="P1">- Proyectos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6T14:04:40.331058357</meta:creation-date>
    <meta:editing-duration>PT1M3S</meta:editing-duration>
    <meta:editing-cycles>2</meta:editing-cycles>
    <meta:generator>LibreOffice/7.3.5.2$Linux_X86_64 LibreOffice_project/30$Build-2</meta:generator>
    <dc:date>2022-09-26T14:05:26.869904178</dc:date>
    <meta:document-statistic meta:table-count="0" meta:image-count="0" meta:object-count="0" meta:page-count="1" meta:paragraph-count="8" meta:word-count="37" meta:character-count="201" meta:non-whitespace-character-count="172"/>
  </office:meta>
</office:document-meta>
</file>